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7474233112625720990"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3297461985349089757"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074930011110560169"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630289719606178130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560981584302830732" text:style-name="L5">
        <text:list-item>
          <text:list>
            <text:list-header>
              <text:p text:style-name="P177">0.75 mile splits: 9:06, 9:24, 8:13</text:p>
              <text:p text:style-name="P17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5186940142775849183"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2089750773733295505"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197860076765365348"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4536523" text:continue-list="list2089750773733295505"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222364538105397816"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509876"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513830"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4516956"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4528392"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512846"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2341094936770806138"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7856682392568919491"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745003746181731565" text:style-name="L12">
        <text:list-item>
          <text:list>
            <text:list-header>
              <text:p text:style-name="P178"><text:s text:c="6"/><text:span text:style-name="T2">3.75 miles of running</text:span> and 0.5 miles of walking</text:p>
              <text:p text:style-name="P178">Mon Dec 6, 2021 30 minutes on elliptical at speeds settings between 15 and 21.</text:p>
              <text:p text:style-name="P178">Thurs Dec 9, 2021 Mixing 2.75 miles of walking and running on the indoor track</text:p>
              <text:p text:style-name="P178"><text:s text:c="7"/><text:span text:style-name="T2">2.25 miles of running</text:span> and 0.5 miles of walking </text:p>
              <text:p text:style-name="P178">Fri Dec10,2021 35 minutes on a stationary recumbent bike at level 12 at various speeds</text:p>
              <text:p text:style-name="P178"><text:s text:c="7"/>Pulse rose to 161</text:p>
              <text:p text:style-name="P178">Sat Dec 11, <text:span text:style-name="T2">3x1 mile</text:span> with ¼ mile walks before, between and after each run.</text:p>
              <text:p text:style-name="P178"><text:s text:c="7"/>Times: 11:45, 11:42, 10:54 </text:p>
              <text:p text:style-name="P178">Mon Dec 13, 2021 35 minutes on stationary recumbent bike. <text:s/>I brought my pulse to 163</text:p>
              <text:p text:style-name="P178">Tues Dec 14, On the indoor track: <text:span text:style-name="T2">3 miles of mainly running</text:span> and a little walking.</text:p>
              <text:list>
                <text:list-item>
                  <text:list>
                    <text:list-header>
                      <text:p text:style-name="P178"><text:s text:c="8"/>Splits: 11:50, 11:48, 11:39</text:p>
                      <text:p text:style-name="P178">Wed Dec 15, 2021 35 minutes on stationary recumbent bike. <text:s/>I brought my pulse to 161</text:p>
                      <text:p text:style-name="P178">Thur Dec 16, 2021 ½ mile walk to Wise Center, 4 mile run/walk averaging 13:02/mile</text:p>
                      <text:p text:style-name="P178"><text:s text:c="8"/>¼ mile walk. <text:s/>About <text:span text:style-name="T2">3.5 miles running</text:span></text:p>
                      <text:p text:style-name="P178">Fri Dec 16 -Sun Dec 19, 2021 <text:span text:style-name="T2">6 miles of running</text:span> and 2 miles of walking</text:p>
                      <text:p text:style-name="P178">Mon <text:s/>Dec 20, 2021 3 cycles with the weight machines</text:p>
                      <text:p text:style-name="P178">Wed Dec 22, 2021 Warm up on indoor track and rest a little. 1.5 mile Splits: 9:57 + 4:47</text:p>
                      <text:list>
                        <text:list-header>
                          <text:p text:style-name="P178"><text:s text:c="8"/>Total miles: <text:span text:style-name="T2">2.3 miles </text:span></text:p>
                          <text:p text:style-name="P17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538200" text:continue-numbering="true" text:style-name="L12">
        <text:list-item>
          <text:list>
            <text:list-header>
              <text:p text:style-name="P212">Sun Dec 26, 2021 31 minutes on the elliptical at about a speed of 15.5 </text:p>
              <text:p text:style-name="P178">Tues Dec 28, 2021 <text:span text:style-name="T2">2</text:span> miles of walking on the cemetery loop averaging 16:00/mile</text:p>
              <text:p text:style-name="P178">Wed Dec 29, 2021 <text:span text:style-name="T2">2</text:span> miles on the cemetery loop.</text:p>
              <text:p text:style-name="P178">Thur Dec 30, 2021 <text:span text:style-name="T2">2</text:span> miles on the cemetery loop.</text:p>
              <text:p text:style-name="P178">Fri Dec 31, 2021 <text:span text:style-name="T2">2.5</text:span> miles on the cemetery loop.</text:p>
              <text:p text:style-name="P178"/>
              <text:p text:style-name="P178">Happy New Year!</text:p>
              <text:p text:style-name="P178"/>
              <text:p text:style-name="P178">Tues Jan 4, 2022 <text:span text:style-name="T2">2.5</text:span> miles on the indoor track.</text:p>
              <text:p text:style-name="P178">Wed Jan 5, 2022 <text:span text:style-name="T2">2.5</text:span> miles on the indoor track.</text:p>
              <text:p text:style-name="P178">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512189799835569727" text:style-name="L13">
        <text:list-item>
          <text:list>
            <text:list-header>
              <text:p text:style-name="P201">12.25 miles in the last week</text:p>
              <text:p text:style-name="P179"/>
              <text:p text:style-name="P179">Sat Feb 5, 2022 3 miles </text:p>
              <text:p text:style-name="P179">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856005410837787907" text:style-name="L14">
        <text:list-item>
          <text:list>
            <text:list-header>
              <text:p text:style-name="P180">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06387884582294902" text:style-name="L15">
        <text:list-item>
          <text:list>
            <text:list-header>
              <text:p text:style-name="P181">1.5 miles averaging about 9:40/mile and rest 1 min</text:p>
            </text:list-header>
          </text:list>
        </text:list-item>
      </text:list>
      <text:p text:style-name="P24">1 mile in 8:26 and rest 2 min</text:p>
      <text:list xml:id="list1398721946800287347" text:style-name="L16">
        <text:list-item>
          <text:list>
            <text:list-header>
              <text:p text:style-name="P182">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220942094733498202" text:style-name="L17">
        <text:list-item>
          <text:list>
            <text:list-header>
              <text:p text:style-name="P183">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536292" text:continue-numbering="true" text:style-name="L17">
        <text:list-item>
          <text:list>
            <text:list-header>
              <text:p text:style-name="P183">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3950032889508006669" text:style-name="L18">
        <text:list-item>
          <text:list>
            <text:list-header>
              <text:p text:style-name="P184"/>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14843202824104427" text:style-name="L19">
        <text:list-item>
          <text:list>
            <text:list-header>
              <text:p text:style-name="P185">1.11 miles at 8:37/mile Ave HR=148 bpm and rest a few minutes</text:p>
              <text:p text:style-name="P185">(Pace*HR)=1275</text:p>
              <text:p text:style-name="P185">2.25 miles at 10:49/mile Ave HR=135 bpm </text:p>
              <text:p text:style-name="P185">(Pace*HR)=1460</text:p>
            </text:list-header>
          </text:list>
        </text:list-item>
      </text:list>
      <text:list xml:id="list6239634900855424919"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4536244" text:continue-list="list314843202824104427" text:style-name="L19">
        <text:list-item>
          <text:list>
            <text:list-header>
              <text:p text:style-name="P185">(Pace*HR)=1240</text:p>
            </text:list-header>
          </text:list>
        </text:list-item>
      </text:list>
      <text:list xml:id="list34511901" text:continue-list="list3950032889508006669" text:style-name="L18">
        <text:list-item>
          <text:list>
            <text:list-header>
              <text:p text:style-name="P184">2 miles at 10:46/mile Ave HR= 121 bpm and rest a few minutes</text:p>
            </text:list-header>
          </text:list>
        </text:list-item>
      </text:list>
      <text:list xml:id="list34538454" text:continue-list="list34536244" text:style-name="L19">
        <text:list-item>
          <text:list>
            <text:list-header>
              <text:p text:style-name="P185">(Pace*HR)=1300</text:p>
              <text:p text:style-name="P185"/>
            </text:list-header>
          </text:list>
        </text:list-item>
      </text:list>
      <text:p text:style-name="P24">Fri May 20, 2022 <text:span text:style-name="T2">6.25 miles</text:span></text:p>
      <text:p text:style-name="P24">1 mile in 11:02/miles Ave HR= 134 bpm and rest a few minutes</text:p>
      <text:list xml:id="list34515711" text:continue-numbering="true" text:style-name="L19">
        <text:list-item>
          <text:list>
            <text:list-header>
              <text:p text:style-name="P185">(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379858643730628392" text:style-name="L21">
        <text:list-item>
          <text:list>
            <text:list-header>
              <text:p text:style-name="P186">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872776496121953245" text:style-name="L22">
        <text:list-item>
          <text:list>
            <text:list-header>
              <text:p text:style-name="P187">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976333139324529429"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6620288985219320652"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177295388905943085" text:style-name="L25">
        <text:list-item>
          <text:p text:style-name="P188">4.5 <text:s text:c="9"/>2.25 <text:s text:c="4"/>2.25 <text:s text:c="6"/>13:35 <text:s text:c="12"/>106 <text:s text:c="16"/>1434</text:p>
        </text:list-item>
        <text:list-item>
          <text:p text:style-name="P188">7 <text:s text:c="12"/>3 <text:s text:c="9"/>4 <text:s text:c="11"/>14:00 <text:s text:c="12"/>102 <text:s text:c="16"/>1428</text:p>
        </text:list-item>
        <text:list-item>
          <text:p text:style-name="P188">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618174320331397707" text:style-name="L26">
        <text:list-item>
          <text:list>
            <text:list-header>
              <text:p text:style-name="P189">0.1 mile lead in to a 4 mile run</text:p>
              <text:p text:style-name="P189">Mile Splits: 10:31, 10:16, 10:00, 9:52</text:p>
            </text:list-header>
          </text:list>
        </text:list-item>
      </text:list>
      <text:p text:style-name="P24">Warm down: 0.25 miles in 3 min.</text:p>
      <text:p text:style-name="P10"/>
      <text:p text:style-name="P24">Mon <text:s/>Nov 14, 2022 <text:span text:style-name="T2">4.35 miles </text:span></text:p>
      <text:list xml:id="list34517291" text:continue-numbering="true" text:style-name="L26">
        <text:list-item>
          <text:list>
            <text:list-header>
              <text:p text:style-name="P189">0.1 mile lead in to a 4 mile run</text:p>
              <text:p text:style-name="P204">Run: <text:span text:style-name="T3">4 miles in 39:59</text:span></text:p>
              <text:p text:style-name="P189">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518313" text:continue-numbering="true" text:style-name="L26">
        <text:list-item>
          <text:list>
            <text:list-header>
              <text:p text:style-name="P189">0.1 mile lead in to a 4 mile run</text:p>
              <text:p text:style-name="P189">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814500771485915005" text:style-name="L27">
        <text:list-item>
          <text:list>
            <text:list-header>
              <text:p text:style-name="P190">3.7 miles including 10 cemetery (3.2 miles) averaging 11:10/mile</text:p>
              <text:p text:style-name="P190">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116275115056628147" text:style-name="L28">
        <text:list-item>
          <text:list>
            <text:list-header>
              <text:p text:style-name="P191">Splits: 2.5 miles at 5.7 mi/hour, 1.5 miles at 5.8 mi/hour,</text:p>
              <text:p text:style-name="P191"><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9102108738513906608" text:style-name="L29">
        <text:list-item>
          <text:list>
            <text:list-header>
              <text:p text:style-name="P192">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504812730740051965" text:style-name="L30">
        <text:list-item>
          <text:list>
            <text:list-header>
              <text:p text:style-name="P193">1.5 miles on the track at about 10:15/mile with shoes</text:p>
              <text:p text:style-name="P193">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779226533679534860" text:style-name="L31">
        <text:list-item>
          <text:list>
            <text:list-header>
              <text:p text:style-name="P194">0.25 miles in 2:14 and 0.25 mile jog followed by a few minute rest</text:p>
              <text:p text:style-name="P194">0.05 mile lead into 1000m run at 8:27/mile followed by 0.2 mile jog</text:p>
              <text:p text:style-name="P194"><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393390283740092116" text:style-name="L32">
        <text:list-item>
          <text:list>
            <text:list-header>
              <text:p text:style-name="P195">0.25 miles in 2:54</text:p>
              <text:p text:style-name="P195">1 mile in 9:21 going faster as I ran and ending at around 8:30 pace</text:p>
            </text:list-header>
          </text:list>
        </text:list-item>
      </text:list>
      <text:list xml:id="list7490180332509809391" text:style-name="L33">
        <text:list-item>
          <text:list>
            <text:list-header>
              <text:p text:style-name="P196">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780507042182793666" text:style-name="L34">
        <text:list-item>
          <text:list>
            <text:list-header>
              <text:p text:style-name="P197">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932758086232081037" text:style-name="L35">
        <text:list-item>
          <text:list>
            <text:list-header>
              <text:p text:style-name="P198">3.2 mile splits: 32:06 (10:02/mile), 30:59 (9:41/mile), The last 5 loops at 9:29/mile</text:p>
              <text:p text:style-name="P198">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445773630755404839" text:style-name="L36">
        <text:list-item>
          <text:list>
            <text:list-header>
              <text:p text:style-name="P199">1.5 miles on a treadmill including 2 x 0.5 miles in 5:02 and 5:00</text:p>
              <text:p text:style-name="P199">In the afternoon:</text:p>
              <text:p text:style-name="P199">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10"><text:span text:style-name="T3"/></text:p>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s), (8:39, 1 mile), (5:19, ½ miles)</text:span></text:p>
      <text:p text:style-name="P10"><text:soft-page-break/></text:p>
      <text:p text:style-name="P10"/>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260968955873491156"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text:soft-page-break/></text:p>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16T14:26:13.12</dc:date>
    <dc:creator>James Lombardi</dc:creator>
    <meta:editing-duration>P27DT6H4M40S</meta:editing-duration>
    <meta:editing-cycles>2023</meta:editing-cycles>
    <meta:generator>OpenOffice/4.1.2$Win32 OpenOffice.org_project/412m3$Build-9782</meta:generator>
    <meta:document-statistic meta:table-count="0" meta:image-count="9" meta:object-count="0" meta:page-count="201" meta:paragraph-count="5824" meta:word-count="63048" meta:character-count="323145"/>
  </office:meta>
</office:document-meta>
</file>